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/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“ to be a little
too scary. ”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 office:value-type="string">
            <text:p>Passenger A
"H... Huh?"</text:p>
          </table:table-cell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 office:value-type="string">
            <text:p>Passenger B
"What was I just doing...?"</text:p>
          </table:table-cell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 office:value-type="string">
            <text:p>Passenger C
"I feel like I was just having a terrible
nighmare..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8T22:13:02+01:00</meta:creation-date>
    <dc:date>2019-12-18T22:13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